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weird plant just grabbed my leg...
I can't move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！　今助け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imme a sec! I'll get you out!!</text:p>
          </table:table-cell>
          <table:table-cell table:number-columns-repeated="1020"/>
        </table:table-row>
        <table:table-row>
          <table:table-cell table:style-name="ce0" office:value-type="string">
            <text:p>待つんだ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, Hamuko.</text:p>
          </table:table-cell>
          <table:table-cell table:number-columns-repeated="1020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style-name="ce0"/>
          <table:table-cell table:style-name="ce0"/>
          <table:table-cell table:style-name="ce0" office:value-type="string">
            <text:p>If this plant happens to be poisonous, one
wrong move could put Harukaze in serious
danger.</text:p>
          </table:table-cell>
          <table:table-cell table:number-columns-repeated="1020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style-name="ce0"/>
          <table:table-cell table:style-name="ce0"/>
          <table:table-cell table:style-name="ce0" office:value-type="string">
            <text:p>Komu, do you have any information on this
plant?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am sorry... this is the first time I have
seen this before, myself.</text:p>
          </table:table-cell>
          <table:table-cell table:number-columns-repeated="1020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style-name="ce0"/>
          <table:table-cell table:style-name="ce0"/>
          <table:table-cell table:style-name="ce0" office:value-type="string">
            <text:p>However, from the way it suddenly sprang out
of the ground like that, I do not think it is an
ordinary plant.</text:p>
          </table:table-cell>
          <table:table-cell table:number-columns-repeated="1020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style-name="ce0"/>
          <table:table-cell table:style-name="ce0"/>
          <table:table-cell table:style-name="ce0" office:value-type="string">
            <text:p>There is a possibility that it is a demon,
so please keep your distance, Saotome-san.</text:p>
          </table:table-cell>
          <table:table-cell table:number-columns-repeated="1020"/>
        </table:table-row>
        <table:table-row>
          <table:table-cell table:style-name="ce0" office:value-type="string">
            <text:p>分かった。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ん？　これって・・・</text:p>
          </table:table-cell>
          <table:table-cell table:style-name="ce0" office:value-type="string">
            <text:p>Then 703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Nn? This is...</text:p>
          </table:table-cell>
          <table:table-cell table:number-columns-repeated="1020"/>
        </table:table-row>
        <table:table-row>
          <table:table-cell table:style-name="ce0" office:value-type="string">
            <text:p>行っちゃった・・・</text:p>
          </table:table-cell>
          <table:table-cell table:style-name="ce0" office:value-type="string">
            <text:p>After 70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they go...</text:p>
          </table:table-cell>
          <table:table-cell table:number-columns-repeated="1020"/>
        </table:table-row>
        <table:table-row>
          <table:table-cell table:style-name="ce0" office:value-type="string">
            <text:p>良かった・・・のかな？</text:p>
          </table:table-cell>
          <table:table-cell table:style-name="ce0"/>
          <table:table-cell table:style-name="ce0"/>
          <table:table-cell table:style-name="ce0" office:value-type="string">
            <text:p>That's good... right?</text:p>
          </table:table-cell>
          <table:table-cell table:number-columns-repeated="1020"/>
        </table:table-row>
        <table:table-row>
          <table:table-cell table:style-name="ce0" office:value-type="string">
            <text:p>あうぅ・・・（そわそわっ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uu... *wriggle*</text:p>
          </table:table-cell>
          <table:table-cell table:number-columns-repeated="1020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I think... I kinda need to go the
bathroom, now...</text:p>
          </table:table-cell>
          <table:table-cell table:number-columns-repeated="1020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acts fast... doesn't it... *squirm*</text:p>
          </table:table-cell>
          <table:table-cell table:number-columns-repeated="1020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wh-what should we do, then...?</text:p>
          </table:table-cell>
          <table:table-cell table:number-columns-repeated="1020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style-name="ce0"/>
          <table:table-cell table:style-name="ce0"/>
          <table:table-cell table:style-name="ce0" office:value-type="string">
            <text:p>I think it would be best to quickly cut
those vines and hurry down the mountain, but...</text:p>
          </table:table-cell>
          <table:table-cell table:number-columns-repeated="1020"/>
        </table:table-row>
        <table:table-row>
          <table:table-cell table:style-name="ce0" office:value-type="string">
            <text:p>そ、それ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...</text:p>
          </table:table-cell>
          <table:table-cell table:number-columns-repeated="1020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style-name="ce0"/>
          <table:table-cell table:style-name="ce0"/>
          <table:table-cell table:style-name="ce0" office:value-type="string">
            <text:p>I tried to tear the vines off just a moment
ago, but they're way tougher than they look.</text:p>
          </table:table-cell>
          <table:table-cell table:number-columns-repeated="1020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style-name="ce0"/>
          <table:table-cell table:style-name="ce0"/>
          <table:table-cell table:style-name="ce0" office:value-type="string">
            <text:p>And besides, if I even try, it just tightens
its grip, which really hurts...</text:p>
          </table:table-cell>
          <table:table-cell table:number-columns-repeated="1020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style-name="ce0"/>
          <table:table-cell table:style-name="ce0"/>
          <table:table-cell table:style-name="ce0" office:value-type="string">
            <text:p>I don't think brute force is going to get me out
of here...</text:p>
          </table:table-cell>
          <table:table-cell table:number-columns-repeated="1020"/>
        </table:table-row>
        <table:table-row>
          <table:table-cell table:style-name="ce0" office:value-type="string">
            <text:p>うう・・・（そわそわ）</text:p>
          </table:table-cell>
          <table:table-cell table:style-name="ce0"/>
          <table:table-cell table:style-name="ce0"/>
          <table:table-cell table:style-name="ce0" office:value-type="string">
            <text:p>Oooh... *fidget*</text:p>
          </table:table-cell>
          <table:table-cell table:number-columns-repeated="1020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-Then someone'll just hafta pee on this
Urinex thing 'til it's happy...</text:p>
          </table:table-cell>
          <table:table-cell table:number-columns-repeated="1020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 situation has once again become awkward.)</text:p>
          </table:table-cell>
          <table:table-cell table:number-columns-repeated="1020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kinda like the Jakla Forest all over
again.</text:p>
          </table:table-cell>
          <table:table-cell table:number-columns-repeated="1020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style-name="ce0"/>
          <table:table-cell table:style-name="ce0"/>
          <table:table-cell table:style-name="ce0" office:value-type="string">
            <text:p>S-So... who's gonna do it...?</text:p>
          </table:table-cell>
          <table:table-cell table:number-columns-repeated="1020"/>
        </table:table-row>
        <table:table-row>
          <table:table-cell table:style-name="ce0" office:value-type="string">
            <text:p>もう我慢できない人、挙手～！</text:p>
          </table:table-cell>
          <table:table-cell table:style-name="ce0"/>
          <table:table-cell table:style-name="ce0"/>
          <table:table-cell table:style-name="ce0" office:value-type="string">
            <text:p>Hands up, whoever can't hold it anymore〜!</text:p>
          </table:table-cell>
          <table:table-cell table:number-columns-repeated="1020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-To be honest, I'm kinda strugglin' here,
but... I think I'll be okay... for the time bein'...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Uuuu... wh-what should I do... could I be
the most desperate out of everyone here...?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style-name="ce0"/>
          <table:table-cell table:style-name="ce0"/>
          <table:table-cell table:style-name="ce0" office:value-type="string">
            <text:p>(B-But... it really would be... far too
embarrassing... //)</text:p>
          </table:table-cell>
          <table:table-cell table:number-columns-repeated="1020"/>
        </table:table-row>
        <table:table-row>
          <table:table-cell table:style-name="ce0" office:value-type="string">
            <text:p>ああぁー・・・！　だめダ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argh—...! No Gooood...</text:p>
          </table:table-cell>
          <table:table-cell table:number-columns-repeated="1020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style-name="ce0"/>
          <table:table-cell table:style-name="ce0"/>
          <table:table-cell table:style-name="ce0" office:value-type="string">
            <text:p>I don't think I can hold it Anyoooore...!!</text:p>
          </table:table-cell>
          <table:table-cell table:number-columns-repeated="1020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es that mean you'll... do it...
Takoyaki-chan?</text:p>
          </table:table-cell>
          <table:table-cell table:number-columns-repeated="1020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ah, but I don't want everyone to Staaare...
////</text:p>
          </table:table-cell>
          <table:table-cell table:number-columns-repeated="1020"/>
        </table:table-row>
        <table:table-row>
          <table:table-cell table:style-name="ce0" office:value-type="string">
            <text:p>済んだら呼んで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l me when the situation's been resolved.</text:p>
          </table:table-cell>
          <table:table-cell table:number-columns-repeated="1020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ght, here I go... everyone, turn around,
Okaaaay...? /////</text:p>
          </table:table-cell>
          <table:table-cell table:number-columns-repeated="1020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p! G-Good luck...!</text:p>
          </table:table-cell>
          <table:table-cell table:number-columns-repeated="1020"/>
        </table:table-row>
        <table:table-row>
          <table:table-cell table:style-name="ce0" office:value-type="string">
            <text:p>ふーー～～・・・（ぷるるるっ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Fuuuuu〜〜... *brrrrrr*</text:p>
          </table:table-cell>
          <table:table-cell table:number-columns-repeated="1020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style-name="ce0"/>
          <table:table-cell table:style-name="ce0"/>
          <table:table-cell table:style-name="ce0" office:value-type="string">
            <text:p>(Peeing in the middle of everyone is making
my heart b-beat like Crazyyy... ////)</text:p>
          </table:table-cell>
          <table:table-cell table:number-columns-repeated="1020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ah... th-that sound... damn...)</text:p>
          </table:table-cell>
          <table:table-cell table:number-columns-repeated="1020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h, no... I need to go so b... ugh... haa...)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・・・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... ...</text:p>
          </table:table-cell>
          <table:table-cell table:number-columns-repeated="1020"/>
        </table:table-row>
        <table:table-row>
          <table:table-cell table:style-name="ce0" office:value-type="string">
            <text:p>お・・・終わったヨー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... All Doooone! ////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おつかれ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 work, Takoyaki-chaaan!</text:p>
          </table:table-cell>
          <table:table-cell table:number-columns-repeated="1020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 should let you go, now...</text:p>
          </table:table-cell>
          <table:table-cell table:number-columns-repeated="1020"/>
        </table:table-row>
        <table:table-row>
          <table:table-cell table:style-name="ce0" office:value-type="string">
            <text:p>反応・・・無いみた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no reaction...</text:p>
          </table:table-cell>
          <table:table-cell table:number-columns-repeated="1020"/>
        </table:table-row>
        <table:table-row>
          <table:table-cell table:style-name="ce0" office:value-type="string">
            <text:p>量が足りない、と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that not enough, or somethin'?</text:p>
          </table:table-cell>
          <table:table-cell table:number-columns-repeated="1020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style-name="ce0"/>
          <table:table-cell table:style-name="ce0"/>
          <table:table-cell table:style-name="ce0" office:value-type="string">
            <text:p>Did the vines not loosen its grip on you at all?</text:p>
          </table:table-cell>
          <table:table-cell table:number-columns-repeated="1020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et me see... I don't think there's much
difference to before, although...</text:p>
          </table:table-cell>
          <table:table-cell table:number-columns-repeated="1020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style-name="ce0"/>
          <table:table-cell table:style-name="ce0"/>
          <table:table-cell table:style-name="ce0" office:value-type="string">
            <text:p>I think it's let go of my leg a little...</text:p>
          </table:table-cell>
          <table:table-cell table:number-columns-repeated="1020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kchoo!! *cough*, *cough*!!</text:p>
          </table:table-cell>
          <table:table-cell table:number-columns-repeated="1020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aaagh! I breathed it in Agaaain!! *hack*</text:p>
          </table:table-cell>
          <table:table-cell table:number-columns-repeated="1020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cough*, *cough*...! I-I'm so sorry...!</text:p>
          </table:table-cell>
          <table:table-cell table:number-columns-repeated="1020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 We doused it in pee, and everything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suppose it... ooh... was not enough, after
all...?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・・・あ！</text:p>
          </table:table-cell>
          <table:table-cell table:style-name="ce0" office:value-type="string">
            <text:p>504#3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</text:p>
          </table:table-cell>
          <table:table-cell table:number-columns-repeated="1020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style-name="ce0"/>
          <table:table-cell table:style-name="ce0"/>
          <table:table-cell table:style-name="ce0" office:value-type="string">
            <text:p>I see lots of holes in the base of the vine
that's tied around Harukaze-san's leg...</text:p>
          </table:table-cell>
          <table:table-cell table:number-columns-repeated="1020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style-name="ce0"/>
          <table:table-cell table:style-name="ce0"/>
          <table:table-cell table:style-name="ce0" office:value-type="string">
            <text:p>Maybe it doesn't absorb... u-umm... *it*...
through its roots, but through those holes...?</text:p>
          </table:table-cell>
          <table:table-cell table:number-columns-repeated="1020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you're right... good eye, Hime...</text:p>
          </table:table-cell>
          <table:table-cell table:number-columns-repeated="1020"/>
        </table:table-row>
        <table:table-row>
          <table:table-cell table:style-name="ce0" office:value-type="string">
            <text:p>でも、もしそうだとしたら・・・</text:p>
          </table:table-cell>
          <table:table-cell table:style-name="ce0"/>
          <table:table-cell table:style-name="ce0"/>
          <table:table-cell table:style-name="ce0" office:value-type="string">
            <text:p>But if that's true, then...</text:p>
          </table:table-cell>
          <table:table-cell table:number-columns-repeated="1020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Nyanko the only one who can reach those
high-up holes with her pee?</text:p>
          </table:table-cell>
          <table:table-cell table:number-columns-repeated="1020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means... it needs to be Harukaze-san,
or...</text:p>
          </table:table-cell>
          <table:table-cell table:number-columns-repeated="1020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he'll never get out of Theeere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uuu... *squirm*... *wriggle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